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0000005A84233487477F4608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language="de" fo:country="DE" officeooo:rsid="00104781" officeooo:paragraph-rsid="00104781"/>
    </style:style>
    <style:style style:name="P2" style:family="paragraph" style:parent-style-name="Standard">
      <style:text-properties style:font-name="Arial" fo:language="de" fo:country="DE" officeooo:rsid="0012d465" officeooo:paragraph-rsid="0012d465"/>
    </style:style>
    <style:style style:name="P3" style:family="paragraph" style:parent-style-name="Standard">
      <style:text-properties style:font-name="Arial" fo:language="de" fo:country="DE" officeooo:rsid="0016b646" officeooo:paragraph-rsid="0016b646"/>
    </style:style>
    <style:style style:name="P4" style:family="paragraph" style:parent-style-name="Standard">
      <style:text-properties officeooo:paragraph-rsid="00104781"/>
    </style:style>
    <style:style style:name="P5" style:family="paragraph" style:parent-style-name="Standard">
      <style:text-properties officeooo:paragraph-rsid="0016b646"/>
    </style:style>
    <style:style style:name="P6" style:family="paragraph" style:parent-style-name="Standard" style:list-style-name="L1">
      <style:text-properties style:font-name="Arial" fo:language="de" fo:country="DE" officeooo:rsid="0012d465" officeooo:paragraph-rsid="0012d465"/>
    </style:style>
    <style:style style:name="P7" style:family="paragraph" style:parent-style-name="Standard">
      <style:text-properties style:font-name="Arial" fo:language="de" fo:country="DE" officeooo:rsid="00104781" officeooo:paragraph-rsid="00104781"/>
    </style:style>
    <style:style style:name="P8" style:family="paragraph" style:parent-style-name="Standard">
      <style:text-properties style:font-name="Arial" fo:language="de" fo:country="DE" officeooo:rsid="0017b05a" officeooo:paragraph-rsid="0017b05a"/>
    </style:style>
    <style:style style:name="P9" style:family="paragraph" style:parent-style-name="Standard">
      <style:text-properties officeooo:paragraph-rsid="0017b05a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32pt" style:font-size-asian="32pt" style:font-size-complex="32pt"/>
    </style:style>
    <style:style style:name="T1" style:family="text">
      <style:text-properties style:font-name="Arial" fo:language="de" fo:country="DE" officeooo:rsid="00104781"/>
    </style:style>
    <style:style style:name="T2" style:family="text">
      <style:text-properties style:font-name="Arial" fo:language="de" fo:country="DE" officeooo:rsid="0016b646"/>
    </style:style>
    <style:style style:name="T3" style:family="text">
      <style:text-properties style:font-name="Arial" fo:language="de" fo:country="DE" officeooo:rsid="0017b05a"/>
    </style:style>
    <style:style style:name="T4" style:family="text">
      <style:text-properties officeooo:rsid="0016b646"/>
    </style:style>
    <style:style style:name="T5" style:family="text">
      <style:text-properties style:font-name="Arial" fo:font-size="32pt" style:font-size-asian="32pt" style:font-size-complex="3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Text Frame 1" draw:style-name="gr1" draw:text-style-name="P10" svg:width="4.9335in" svg:height="0.5122in" svg:x="-0.2319in" svg:y="-1.1465in"><draw:text-box><text:p><text:span text:style-name="T5">Status Report 1</text:span></text:p></draw:text-box></draw:frame>Scrum Master: Daniel Drescher</text:p>
      <text:p text:style-name="P2">Protokollführer: Taylan Özdabak</text:p>
      <text:p text:style-name="P2">Datum: 10.05.2022</text:p>
      <text:p text:style-name="P2">Fertigstellung bis Ende KW25</text:p>
      <text:p text:style-name="P1"/>
      <text:p text:style-name="P2"><text:span text:style-name="T4">Kurzz</text:span>usammenfassung:</text:p>
      <text:list xml:id="list3791901824" text:style-name="L1">
        <text:list-item>
          <text:p text:style-name="P6">Prototyp der Website mit React ist fertiggestellt<text:line-break/>(<text:a xlink:type="simple" xlink:href="https://github.com/sero583/PraktikumSWE/tree/master/code/prototype" text:style-name="Internet_20_link" text:visited-style-name="Visited_20_Internet_20_Link">https://github.com/sero583/PraktikumSWE/tree/master/code/prototype</text:a>)</text:p>
        </text:list-item>
        <text:list-item>
          <text:p text:style-name="P6">Datenbankmodell festgelegt (in Komponentendiagramm integriert)</text:p>
        </text:list-item>
        <text:list-item>
          <text:p text:style-name="P6">Serverkommunikation unklar</text:p>
        </text:list-item>
        <text:list-item>
          <text:p text:style-name="P6">funktionierendes Konzept für online Code-Compiler in Docker Containern</text:p>
        </text:list-item>
      </text:list>
      <text:p text:style-name="P1"/>
      <text:p text:style-name="P3">genauere Informationen in der Projektampel:</text:p>
      <text:p text:style-name="P5"><text:a xlink:type="simple" xlink:href="https://github.com/sero583/PraktikumSWE/blob/master/Dokumente/Projektampel.ods" text:style-name="Internet_20_link" text:visited-style-name="Visited_20_Internet_20_Link"><text:span text:style-name="T2">https://github.com/sero583/PraktikumSWE/blob/master/Dokumente/Projektampel.ods</text:span></text:a></text:p>
      <text:p text:style-name="P1"/>
      <text:p text:style-name="P8">Trello (Projektmanagement):</text:p>
      <text:p text:style-name="P9"><text:a xlink:type="simple" xlink:href="https://trello.com/invite/b/GLGcSr5g/157dc6fcc9c68a9ce6ea1bfcc2ec53ab/praktikum-swe" text:style-name="Internet_20_link" text:visited-style-name="Visited_20_Internet_20_Link"><text:span text:style-name="T3">https://trello.com/invite/b/GLGcSr5g/157dc6fcc9c68a9ce6ea1bfcc2ec53ab/praktikum-swe</text:span></text:a></text:p>
      <text:p text:style-name="P1"/>
      <text:p text:style-name="P1">Protokolle:</text:p>
      <text:p text:style-name="P4"><text:a xlink:type="simple" xlink:href="https://github.com/sero583/PraktikumSWE/tree/master/Protokolle" text:style-name="Internet_20_link" text:visited-style-name="Visited_20_Internet_20_Link"><text:span text:style-name="T1">https://github.com/sero583/PraktikumSWE/tree/master/Protokolle</text:span></text:a></text:p>
      <text:p text:style-name="P1"/>
      <text:p text:style-name="P1">Komponentendiagramm:</text:p>
      <text:p text:style-name="P4"><text:a xlink:type="simple" xlink:href="https://github.com/sero583/PraktikumSWE/blob/master/Dokumente/Komponentendiagramm.pnghttps://github.com/sero583/PraktikumSWE/blob/master/Dokumente/Komponentendiagramm.png" text:style-name="Internet_20_link" text:visited-style-name="Visited_20_Internet_20_Link"><text:span text:style-name="T1">https://github.com/sero583/PraktikumSWE/blob/master/Dokumente/Komponentendiagramm.png</text:span></text:a></text:p>
      <text:p text:style-name="P1"/>
      <text:p text:style-name="P1">Styleguide:</text:p>
      <text:p text:style-name="P4"><text:a xlink:type="simple" xlink:href="https://github.com/sero583/PraktikumSWE/blob/master/Dokumente/Styleguide.odt" text:style-name="Internet_20_link" text:visited-style-name="Visited_20_Internet_20_Link"><text:span text:style-name="T2">https://github.com/sero583/PraktikumSWE/blob/master/Dokumente/Styleguide.od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styles>
    <draw:fill-image draw:name="Protokoll" xlink:href="Pictures/1000000100000400000005A84233487477F4608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</office:styles>
  <office:automatic-styles>
    <style:page-layout style:name="Mpm1">
      <style:page-layout-properties fo:page-width="8.2701in" fo:page-height="11.6902in" style:num-format="1" style:print-orientation="portrait" fo:margin-top="1.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in" loext:margin-gutter="0in">
        <style:background-image xlink:href="Pictures/1000000100000400000005A84233487477F46082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1T12:38:17.901057676</dc:date>
    <meta:editing-duration>PT43M15S</meta:editing-duration>
    <meta:editing-cycles>10</meta:editing-cycles>
    <meta:generator>LibreOffice/7.2.6.2$Linux_X86_64 LibreOffice_project/20$Build-2</meta:generator>
    <meta:document-statistic meta:table-count="0" meta:image-count="0" meta:object-count="0" meta:page-count="1" meta:paragraph-count="19" meta:word-count="56" meta:character-count="901" meta:non-whitespace-character-count="868"/>
  </office:meta>
</office:document-meta>
</file>